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EEN HOUSE SYSTEM</text:p>
      <text:p text:style-name="Standard"/>
      <text:p text:style-name="Standard">Features/Modules:</text:p>
      <text:p text:style-name="Standard"/>
      <text:list xml:id="list1329872439215412954" text:style-name="L1">
        <text:list-item>
          <text:p text:style-name="P1">Login module</text:p>
          <text:list>
            <text:list-item>
              <text:p text:style-name="P1">user login</text:p>
            </text:list-item>
            <text:list-item>
              <text:p text:style-name="P1">agent forgot password</text:p>
            </text:list-item>
            <text:list-item>
              <text:p text:style-name="P1">agent disabled</text:p>
            </text:list-item>
          </text:list>
        </text:list-item>
        <text:list-item>
          <text:p text:style-name="P1">quotation module</text:p>
          <text:list>
            <text:list-item>
              <text:p text:style-name="P1">download quotation</text:p>
            </text:list-item>
            <text:list-item>
              <text:p text:style-name="P1">email quotation</text:p>
            </text:list-item>
            <text:list-item>
              <text:p text:style-name="P1">request for specific product</text:p>
            </text:list-item>
          </text:list>
        </text:list-item>
        <text:list-item>
          <text:p text:style-name="P1">memo module</text:p>
          <text:list>
            <text:list-item>
              <text:p text:style-name="P1">admin send memo</text:p>
            </text:list-item>
            <text:list-item>
              <text:p text:style-name="P1">agent receive memo</text:p>
            </text:list-item>
            <text:list-item>
              <text:p text:style-name="P1">agent reply memo</text:p>
            </text:list-item>
          </text:list>
        </text:list-item>
        <text:list-item>
          <text:p text:style-name="P1">invoicing module</text:p>
        </text:list-item>
        <text:list-item>
          <text:p text:style-name="P1">payments module</text:p>
        </text:list-item>
        <text:list-item>
          <text:p text:style-name="P1">products management module</text:p>
        </text:list-item>
        <text:list-item>
          <text:p text:style-name="P1">client management modul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me Kenyan</meta:initial-creator>
    <meta:creation-date>2013-12-25T11:06:08.97</meta:creation-date>
    <meta:document-statistic meta:table-count="0" meta:image-count="0" meta:object-count="0" meta:page-count="1" meta:paragraph-count="18" meta:word-count="60" meta:character-count="342"/>
    <dc:date>2013-12-25T11:12:20.62</dc:date>
    <dc:creator>Some Kenyan</dc:creator>
    <meta:editing-duration>PT6M19S</meta:editing-duration>
    <meta:editing-cycles>1</meta:editing-cycles>
    <meta:generator>OpenOffice/4.0.0$Win32 OpenOffice.org_project/400m3$Build-9702</meta:generator>
  </office:meta>
</office:document-meta>
</file>